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GlobalAttributeImpl.getPars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GlobalAttributeImpl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AttributeImpl.get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AttributeImpl.getChameleon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GlobalAttributeImpl.SchemaGlobalAttributeImpl( Schema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AttributeImpl.getComponen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GlobalAttributeImpl.setParseContext( XmlObject parseObject , String targetNamespace , boolean chamele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GlobalAttributeImpl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Attribute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AttributeImpl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GlobalAttributeImpl.get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GlobalAttributeImpl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